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5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54"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5"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6"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7"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8"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9" style:family="paragraph" style:parent-style-name="Standard">
      <style:paragraph-properties fo:line-height="150%"/>
      <style:text-properties style:font-name="Arial" fo:font-size="11pt" officeooo:rsid="00297dde" officeooo:paragraph-rsid="0099aac9" style:font-size-asian="9.60000038146973pt" style:font-size-complex="11pt"/>
    </style:style>
    <style:style style:name="P6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61"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62"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officeooo:rsid="00481deb"/>
    </style:style>
    <style:style style:name="T27" style:family="text">
      <style:text-properties officeooo:rsid="004c59fc"/>
    </style:style>
    <style:style style:name="T28" style:family="text">
      <style:text-properties officeooo:rsid="004e0b9b"/>
    </style:style>
    <style:style style:name="T29" style:family="text">
      <style:text-properties officeooo:rsid="00552e70"/>
    </style:style>
    <style:style style:name="T30" style:family="text">
      <style:text-properties officeooo:rsid="0055ca30"/>
    </style:style>
    <style:style style:name="T31" style:family="text">
      <style:text-properties officeooo:rsid="005729e3"/>
    </style:style>
    <style:style style:name="T32" style:family="text">
      <style:text-properties officeooo:rsid="005c1495"/>
    </style:style>
    <style:style style:name="T33" style:family="text">
      <style:text-properties officeooo:rsid="005d7fb5"/>
    </style:style>
    <style:style style:name="T34" style:family="text">
      <style:text-properties officeooo:rsid="005d82b1"/>
    </style:style>
    <style:style style:name="T35" style:family="text">
      <style:text-properties officeooo:rsid="0064a505"/>
    </style:style>
    <style:style style:name="T36" style:family="text">
      <style:text-properties officeooo:rsid="0067ae7b"/>
    </style:style>
    <style:style style:name="T37" style:family="text">
      <style:text-properties officeooo:rsid="006f4477"/>
    </style:style>
    <style:style style:name="T38" style:family="text">
      <style:text-properties officeooo:rsid="007140dc"/>
    </style:style>
    <style:style style:name="T39" style:family="text">
      <style:text-properties officeooo:rsid="00774f9e"/>
    </style:style>
    <style:style style:name="T40" style:family="text">
      <style:text-properties officeooo:rsid="007ded64"/>
    </style:style>
    <style:style style:name="T41" style:family="text">
      <style:text-properties officeooo:rsid="0084abcc"/>
    </style:style>
    <style:style style:name="T42" style:family="text">
      <style:text-properties officeooo:rsid="00856b8d"/>
    </style:style>
    <style:style style:name="T43" style:family="text">
      <style:text-properties officeooo:rsid="0089eef8"/>
    </style:style>
    <style:style style:name="T44" style:family="text">
      <style:text-properties officeooo:rsid="008b84e4"/>
    </style:style>
    <style:style style:name="T45" style:family="text">
      <style:text-properties officeooo:rsid="008dc4ce"/>
    </style:style>
    <style:style style:name="T46" style:family="text">
      <style:text-properties officeooo:rsid="0095506b"/>
    </style:style>
    <style:style style:name="T47" style:family="text">
      <style:text-properties officeooo:rsid="00963caa"/>
    </style:style>
    <style:style style:name="T48" style:family="text">
      <style:text-properties officeooo:rsid="00995a95"/>
    </style:style>
    <style:style style:name="T49" style:family="text">
      <style:text-properties officeooo:rsid="0099aac9"/>
    </style:style>
    <style:style style:name="T50" style:family="text">
      <style:text-properties officeooo:rsid="009d17f8"/>
    </style:style>
    <style:style style:name="T51" style:family="text">
      <style:text-properties officeooo:rsid="009f1b51"/>
    </style:style>
    <style:style style:name="T52" style:family="text">
      <style:text-properties officeooo:rsid="00a7df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Projektschnittstellen</text:span></text:p>
      <text:p text:style-name="P17"><text:tab/>1.5<text:tab/>Projektbegründung</text:p>
      <text:p text:style-name="P17"><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23"><text:tab/>2.2<text:tab/>Projektphasen und Zeitplanung<text:tab/></text:p>
      <text:p text:style-name="P21">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53"><text:tab/>4.4<text:tab/>Definition der JSON Objekte</text:p>
      <text:p text:style-name="P53"><text:tab/>4.5<text:tab/>Definition der Endpunkte<text:tab/></text:p>
      <text:p text:style-name="P21">5.<text:tab/>Realisierungsphase</text:p>
      <text:p text:style-name="P53"><text:tab/>5.1<text:tab/>Aufbau der Repositorystruktur <text:span text:style-name="T48">und Installation Symfony3</text:span></text:p>
      <text:p text:style-name="P21"><text:tab/><text:span text:style-name="T19">5.2<text:tab/>Implementierung der Modelle</text:span><text:tab/></text:p>
      <text:p text:style-name="P59"><text:span text:style-name="T19"><text:tab/>5.3<text:tab/>Implementierung der Steuerung</text:span></text:p>
      <text:p text:style-name="P60"><text:span text:style-name="T49"><text:tab/>5.4<text:tab/>Implementierung der Testdaten</text:span></text:p>
      <text:p text:style-name="P60"><text:tab/><text:span text:style-name="T50">5.5<text:tab/>Implementierung der </text:span><text:tab/><text:span text:style-name="T51">Abfragen</text:span><text:tab/></text:p>
      <text:p text:style-name="P21">6.<text:tab/>Qualitätsmanagement</text:p>
      <text:p text:style-name="P21"><text:tab/><text:tab/><text:span text:style-name="T19">Fehlerbehebung</text:span></text:p>
      <text:p text:style-name="P21"><text:tab/><text:tab/><text:span text:style-name="T19">Codereview</text:span><text:tab/><text:tab/></text:p>
      <text:p text:style-name="P28">7.<text:tab/>Einführungsphase</text:p>
      <text:p text:style-name="P28"><text:tab/><text:tab/><text:span text:style-name="T23">Ü</text:span>bergabe der Software und Inbetriebnahme</text:p>
      <text:p text:style-name="P21"/>
      <text:p text:style-name="P21"><text:span text:style-name="T19">8.</text:span><text:tab/><text:span text:style-name="T17">Projektergebnisse</text:span></text:p>
      <text:p text:style-name="P21"><text:tab/><text:tab/><text:span text:style-name="T45">Soll- Istvergleich</text:span></text:p>
      <text:p text:style-name="P21"><text:tab/><text:tab/><text:span text:style-name="T45">Fazit</text:span></text:p>
      <text:p text:style-name="P21"><text:soft-page-break/></text:p>
      <text:p text:style-name="P21"><text:tab/></text:p>
      <text:p text:style-name="P3"/>
      <text:p text:style-name="P50">Abkürzungsverzeichnis</text:p>
      <text:p text:style-name="P50"/>
      <text:p text:style-name="P50">URL:<text:tab/>Uniform Resource Locator – <text:span text:style-name="T42">einheitlicher Ressourcenzeiger</text:span></text:p>
      <text:p text:style-name="P51">JSON:<text:tab/>Java Script Object Notation – <text:span text:style-name="T43">kompaktes Datenforma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2">1.3<text:tab/><text:span text:style-name="T7">Projektumfeld</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9">Die Geschäftleitung wird von Herrn Schmitz übernommen, Herr Thierfelder ist Festangestellter von MAM sowie Praktikumsbetreuer und Diplom-Informatiker. <text:span text:style-name="T34">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8">1.4<text:tab/>Projektschnittstellen</text:p>
      <text:p text:style-name="P18"/>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text:span><text:soft-page-break/><text:span text:style-name="T10">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6">Die Apps dienen lediglich der Präsentation der Daten und nehmen Nutzereingaben entgegen. Der proxy versorgt die Apps mit Daten und nimmt Nutzereingaben entgegen. <text:s text:c="2"/></text:span></text:p>
      <text:p text:style-name="P13">1.<text:span text:style-name="T12">6</text:span><text:tab/>Ist-Analyse</text:p>
      <text:p text:style-name="P30">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29">1.7<text:tab/>Projektbeteiligte Personen</text:p>
      <text:p text:style-name="P31"/>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gt daß die Menge an Dialogdaten möglichst gering ausfallen soll. </text:span></text:p>
      <text:p text:style-name="P52">Da in der derzeitigen frühen Phase des Gesamtprojekts noch keine Datenverbindung zu den externen Datendiensten <text:span text:style-name="T36">ausgearbeitet</text:span> wurde, <text:span text:style-name="T39">ist darauf Wert gelegt worden die Datenbestände auch händisch einpflegen zu können. Für kleinere Hotels, welche Ihre Buchungen noch nicht rechnergestützt durchführen, kann das Anfangs von Nutzen sein. Ein allgemeines Werkzeug wie z.B. PHPMyAdmin oder MySQL Workbench können hierfür genutzt werden. </text:span></text:p>
      <text:p text:style-name="P22">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auf einen externen, in einem Rechenzentrum betriebenen Linux-Server überspielt.</text:span></text:p>
      <text:p text:style-name="P16">2.2<text:tab/>Projektphasen und <text:span text:style-name="T11">Zeitplanung</text:span></text:p>
      <text:p text:style-name="P10"/>
      <text:p text:style-name="P32">3.<text:tab/>Analysephase</text:p>
      <text:p text:style-name="P33">In dieser Phase ging es im wesentlichen darum das gegeben<text:span text:style-name="T22">e grafische Konzept genau unter die </text:span><text:soft-page-break/><text:span text:style-name="T22">Lupe zu nehmen. </text:span></text:p>
      <text:p text:style-name="P35">3.1<text:tab/>Analyse des grafischen Entwurfs</text:p>
      <text:p text:style-name="P35">Die Apps haben vom Aufbau her im oberen Bildschirmviertel d<text:span text:style-name="T27">as Hauptmenü</text:span>, im zweiten Bildschirmviertel d<text:span text:style-name="T27">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4">Es wurde zuerst eine kategorisierung der Daten nach Änderungshäufigkeit unternommen. Hierbei wurde festgestellt daß es Daten gibt, welche sich nur sehr selten Ändern und somit als statisch angenommen werden. </text:p>
      <text:p text:style-name="P54">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p>
      <text:p text:style-name="P54">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34"/>
      <text:p text:style-name="P34">3.2<text:tab/>Ermittlung der beteiligten Entitäten <text:span text:style-name="T32">und deren Beziehungen</text:span></text:p>
      <text:p text:style-name="P36">Aus dem grafischen Konzept <text:span text:style-name="T28">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55">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p>
      <text:p text:style-name="P37">Zusatzprodukte werden nochmals <text:span text:style-name="T30">k</text:span>ategorisiert in Boarding (Verpflegung) sowie Specials. Dies war wichtig, da die Apps diese Informationen zur Darstellung auch de<text:span text:style-name="T31">r</text:span> Untermenüs benötigen. </text:p>
      <text:p text:style-name="P38">Es wurde weiterhin die Klasse <text:span text:style-name="T29">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gibt ausserdem die Klasse Hotel mit den relevanten Hoteldaten wie z.B. E-Mail Adresse. </text:p>
      <text:p text:style-name="P41"><text:soft-page-break/>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33">r konnte ein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35">Produktdaten zurückgeliefert, welche unter Anderem die Produktkategorie, Produktbezeichnung, Anzeigetexte und Kapazitäten (wie viele Zimmer sind pro Kategorie vorhanden) beinhalten.</text:span></text:p>
      <text:p text:style-name="P45">Nun wählt der Nutzer d<text:span text:style-name="T38">as</text:span> gewünschte An- und Abreisedat<text:span text:style-name="T38">um</text:span> aus, worauf der <text:span text:style-name="T37">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46">trägt</text:span>. Dieser Schritt ist nötig, da eine Trennung von Darstellung und Geschäftslogik als Voraussetzung vereinbart wurde. </text:p>
      <text:p text:style-name="P46">Der Nutzer bestätigt da<text:span text:style-name="T47">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Um ein besseres Verständnis des <text:span text:style-name="T40">Teilprojekts zu gewinnen wurde das Sequenzdiagramm des Dialogs zwischen Apps und Proxy sowie das Klassendiagramm der Anwendung erstellt. </text:span></text:p>
      <text:p text:style-name="P49">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text:p>
      <text:p text:style-name="P49">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text:soft-page-break/>eine <text:span text:style-name="T41">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0">Die URLs <text:span text:style-name="T44">wurden wie folgt benannt: initialdata, pricesandavailabilities, totalprice, order</text:span></text:p>
      <text:p text:style-name="P56">5<text:tab/>Realisierungsphase</text:p>
      <text:p text:style-name="P58">5.1<text:tab/><text:span text:style-name="T19">Aufbau der Repositorystruktur und Installation Symfony3</text:span></text:p>
      <text:p text:style-name="P62">Herr Thierfelder richtete einen Webordner auf einem extern betriebenen Server für das Projekt ein, welcher global via Internet zugänglich ist. Hier wurde ein leeres Git-Repository angelegt und anschliessend per clone-Operation auf den lokalen <text:span text:style-name="T52">Entwicklungsr</text:span>echner des Autors kopiert. </text:p>
      <text:p text:style-name="P57"/>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9M17S</meta:editing-duration>
    <meta:editing-cycles>141</meta:editing-cycles>
    <meta:generator>LibreOffice/5.1.2.2$Windows_X86_64 LibreOffice_project/d3bf12ecb743fc0d20e0be0c58ca359301eb705f</meta:generator>
    <dc:date>2016-05-24T15:48:09.059000000</dc:date>
    <meta:document-statistic meta:table-count="0" meta:image-count="0" meta:object-count="0" meta:page-count="8" meta:paragraph-count="113" meta:word-count="1763" meta:character-count="13360" meta:non-whitespace-character-count="11641"/>
    <meta:user-defined meta:name="Info 1"/>
    <meta:user-defined meta:name="Info 2"/>
    <meta:user-defined meta:name="Info 3"/>
    <meta:user-defined meta:name="Info 4"/>
  </office:meta>
</office:document-meta>
</file>